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officeooo:rsid="0016483d" officeooo:paragraph-rsid="0016483d"/>
    </style:style>
    <style:style style:name="P13" style:family="paragraph" style:parent-style-name="Standard">
      <style:text-properties officeooo:rsid="0019de0a" officeooo:paragraph-rsid="0019de0a"/>
    </style:style>
    <style:style style:name="P14" style:family="paragraph" style:parent-style-name="Standard">
      <style:text-properties officeooo:rsid="001c4bac" officeooo:paragraph-rsid="001c4bac"/>
    </style:style>
    <style:style style:name="P15" style:family="paragraph" style:parent-style-name="Standard">
      <style:text-properties officeooo:rsid="001c4bac" officeooo:paragraph-rsid="00217a1f"/>
    </style:style>
    <style:style style:name="P16" style:family="paragraph" style:parent-style-name="Standard">
      <style:text-properties officeooo:rsid="001d76da" officeooo:paragraph-rsid="001d76da"/>
    </style:style>
    <style:style style:name="P17" style:family="paragraph" style:parent-style-name="Standard">
      <style:text-properties officeooo:rsid="001ee0d3" officeooo:paragraph-rsid="001ee0d3"/>
    </style:style>
    <style:style style:name="P18" style:family="paragraph" style:parent-style-name="Standard">
      <style:text-properties officeooo:rsid="001f68cc" officeooo:paragraph-rsid="001f68cc"/>
    </style:style>
    <style:style style:name="P19" style:family="paragraph" style:parent-style-name="Standard">
      <style:text-properties officeooo:rsid="001a8616" officeooo:paragraph-rsid="0021718a"/>
    </style:style>
    <style:style style:name="P20" style:family="paragraph" style:parent-style-name="Standard">
      <style:text-properties officeooo:rsid="00217a1f" officeooo:paragraph-rsid="00217a1f"/>
    </style:style>
    <style:style style:name="P21" style:family="paragraph" style:parent-style-name="Text_20_body">
      <style:text-properties officeooo:rsid="0019de0a" officeooo:paragraph-rsid="0019de0a"/>
    </style:style>
    <style:style style:name="P22" style:family="paragraph" style:parent-style-name="Standard" style:list-style-name="L2">
      <style:text-properties officeooo:rsid="00217a1f" officeooo:paragraph-rsid="00217a1f"/>
    </style:style>
    <style:style style:name="P23" style:family="paragraph" style:parent-style-name="Standard" style:list-style-name="L4">
      <style:text-properties officeooo:rsid="00217a1f" officeooo:paragraph-rsid="00217a1f"/>
    </style:style>
    <style:style style:name="P24" style:family="paragraph" style:parent-style-name="Standard">
      <style:text-properties officeooo:rsid="00217a1f" officeooo:paragraph-rsid="00217a1f"/>
    </style:style>
    <style:style style:name="P25" style:family="paragraph" style:parent-style-name="Standard" style:list-style-name="L2">
      <style:text-properties officeooo:rsid="001c4bac" officeooo:paragraph-rsid="001c4bac"/>
    </style:style>
    <style:style style:name="P26" style:family="paragraph" style:parent-style-name="Standard" style:list-style-name="L3">
      <style:text-properties officeooo:rsid="001c4bac" officeooo:paragraph-rsid="00217a1f"/>
    </style:style>
    <style:style style:name="P27" style:family="paragraph" style:parent-style-name="Standard" style:list-style-name="L3">
      <style:text-properties officeooo:rsid="001c4bac" officeooo:paragraph-rsid="001c4bac"/>
    </style:style>
    <style:style style:name="P28" style:family="paragraph" style:parent-style-name="Standard" style:list-style-name="L4">
      <style:text-properties officeooo:rsid="001c4bac" officeooo:paragraph-rsid="001c4bac"/>
    </style:style>
    <style:style style:name="P29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30" style:family="paragraph" style:parent-style-name="Standard">
      <style:text-properties officeooo:rsid="00259dad" officeooo:paragraph-rsid="00259dad"/>
    </style:style>
    <style:style style:name="P31" style:family="paragraph" style:parent-style-name="Standard" style:list-style-name="L5">
      <style:text-properties officeooo:rsid="00259dad" officeooo:paragraph-rsid="00259dad"/>
    </style:style>
    <style:style style:name="P32" style:family="paragraph" style:parent-style-name="Standard" style:list-style-name="L6">
      <style:text-properties officeooo:rsid="00259dad" officeooo:paragraph-rsid="00259dad"/>
    </style:style>
    <style:style style:name="P33" style:family="paragraph" style:parent-style-name="Standard">
      <style:text-properties officeooo:rsid="0025f455" officeooo:paragraph-rsid="001c4bac"/>
    </style:style>
    <style:style style:name="P34" style:family="paragraph" style:parent-style-name="Standard" style:list-style-name="L7">
      <style:text-properties officeooo:rsid="0025f455" officeooo:paragraph-rsid="0026750a"/>
    </style:style>
    <style:style style:name="P35" style:family="paragraph" style:parent-style-name="Standard">
      <style:text-properties officeooo:rsid="0025f455" officeooo:paragraph-rsid="0026750a"/>
    </style:style>
    <style:style style:name="P36" style:family="paragraph" style:parent-style-name="Standard" style:list-style-name="L10">
      <style:text-properties officeooo:rsid="0025f455" officeooo:paragraph-rsid="0026750a"/>
    </style:style>
    <style:style style:name="P37" style:family="paragraph" style:parent-style-name="Standard" style:list-style-name="L11">
      <style:text-properties officeooo:rsid="0025f455" officeooo:paragraph-rsid="0026750a"/>
    </style:style>
    <style:style style:name="P38" style:family="paragraph" style:parent-style-name="Standard" style:list-style-name="L11">
      <style:text-properties officeooo:rsid="0026750a" officeooo:paragraph-rsid="0026750a"/>
    </style:style>
    <style:style style:name="P39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40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41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style:style style:name="T6" style:family="text">
      <style:text-properties officeooo:rsid="00217a1f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21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6190457021042181999" text:style-name="L1">
        <text:list-item>
          <text:p text:style-name="P40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41">解説ビデオの定義・「盛り上がり」の計測が課題</text:p>
        </text:list-item>
      </text:list>
      <text:p text:style-name="P13">1. altmetric it!에서 트위터 웹크롤링 자동화</text:p>
      <text:p text:style-name="P13">1.1 altmetric상의 논문 식별 번호를 자동화 불가능??</text:p>
      <text:p text:style-name="P13">(2 비디오 웹크롤링-&gt;수집하고있는 비디오 범위에 대해 고찰)</text:p>
      <text:p text:style-name="P13"/>
      <text:p text:style-name="P11">200518</text:p>
      <text:p text:style-name="P14">0논문/1Citation/2YT/3Twitter</text:p>
      <text:p text:style-name="P14"/>
      <text:p text:style-name="P14">2+3: 어느쪽이 먼저 등장하는가? 시기상 유의한 관계성이 있는가?</text:p>
      <text:p text:style-name="P14">1+2: 상관관계:</text:p>
      <text:p text:style-name="P14"><text:tab/>1) 동시</text:p>
      <text:p text:style-name="P14"><text:tab/>2) 시간차 ex YT(2015) Citation(2017)</text:p>
      <text:p text:style-name="P16">0: 키 논문 vs 파생형 논문</text:p>
      <text:p text:style-name="P16">2: 인기채널vs비인기채널</text:p>
      <text:p text:style-name="P17">2: 편집컨텐츠vs라이브</text:p>
      <text:p text:style-name="P18"/>
      <text:p text:style-name="P19">피인용 데이터 없이 일단 분석</text:p>
      <text:p text:style-name="P19">[science communication에 있어서 유튜브의 영향이 있다]</text:p>
      <text:p text:style-name="P19">ex) YT컨텐츠 증가</text:p>
      <text:p text:style-name="P19">→ 트윗 증가 / 긍정적 트윗 증가 / 오리지널 트윗 증가</text:p>
      <text:p text:style-name="P19"/>
      <text:p text:style-name="P29">200519</text:p>
      <text:p text:style-name="P39">0. 데이터 수집</text:p>
      <text:p text:style-name="P35">논문 데이터셋 예시:</text:p>
      <text:list xml:id="list7467159899431123411" text:style-name="L7">
        <text:list-item>
          <text:p text:style-name="P34">cs.LG 19.01~19.03 → 2001건. 발표 후 1년 간 동향 관찰에 적합</text:p>
        </text:list-item>
      </text:list>
      <text:p text:style-name="P35">채널 데이터셋 예시:</text:p>
      <text:list xml:id="list204803722314192094" text:style-name="L10">
        <text:list-item>
          <text:p text:style-name="P36">논문 데이터셋으로 전체 검색(;)</text:p>
        </text:list-item>
        <text:list-item>
          <text:p text:style-name="P36"><text:soft-page-break/>유명 ai채널?</text:p>
          <text:list>
            <text:list-item>
              <text:p text:style-name="P36">예를들어, 논문 데이터셋 내의 arxiv url 언급 컨텐츠가 n개 이상</text:p>
              <text:list>
                <text:list-item>
                  <text:p text:style-name="P36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36">+ (구독자 수, 뷰 수… / 운영일) &gt; m</text:p>
            </text:list-item>
          </text:list>
        </text:list-item>
      </text:list>
      <text:p text:style-name="P35">비디오 데이터셋 예시</text:p>
      <text:list xml:id="list3483108894077991326" text:style-name="L11">
        <text:list-item>
          <text:p text:style-name="P37">논문 데이터셋으로 전체 검색(;)</text:p>
        </text:list-item>
        <text:list-item>
          <text:p text:style-name="P37">채널 데이터셋에서 논문 관련 컨텐츠 검색</text:p>
          <text:list>
            <text:list-item>
              <text:p text:style-name="P37">키워드 → 프리프린트엔 키워드 없음…</text:p>
            </text:list-item>
            <text:list-item>
              <text:p text:style-name="P38">url</text:p>
            </text:list-item>
            <text:list-item>
              <text:p text:style-name="P38">타이틀 그대로</text:p>
            </text:list-item>
          </text:list>
        </text:list-item>
      </text:list>
      <text:p text:style-name="P30"/>
      <text:list xml:id="list2743467258390594878" text:style-name="L5">
        <text:list-item>
          <text:p text:style-name="P31">채널 수집</text:p>
        </text:list-item>
        <text:list-item>
          <text:p text:style-name="P31">채널 내에서 arxiv.org/abs, /pdf 검색 결과 비디오 저장</text:p>
        </text:list-item>
        <text:list-item>
          <text:p text:style-name="P31">비디오 내에서 구체적 논문 추출 후 논문 저장</text:p>
        </text:list-item>
        <text:list-item>
          <text:p text:style-name="P31">(수집 논문을 유튜브 전체 검색 후 걸리는 비디오/채널 저장?)</text:p>
        </text:list-item>
      </text:list>
      <text:p text:style-name="P20"/>
      <text:p text:style-name="P20">1. 유튜브 비디오 통계(정성적)</text:p>
      <text:p text:style-name="P20">데이터셋 예시</text:p>
      <text:list xml:id="list3128590056838651228" text:style-name="L6">
        <text:list-item>
          <text:p text:style-name="P32">cs.ML분야 2016~2019</text:p>
          <text:list>
            <text:list-item>
              <text:p text:style-name="P32"><text:tab/></text:p>
            </text:list-item>
          </text:list>
        </text:list-item>
      </text:list>
      <text:p text:style-name="P20">기본 제공 속성</text:p>
      <text:list xml:id="list2610592379829085042" text:style-name="L2">
        <text:list-item>
          <text:p text:style-name="P22">-채널</text:p>
        </text:list-item>
        <text:list-item>
          <text:p text:style-name="P22">-길이</text:p>
        </text:list-item>
        <text:list-item>
          <text:p text:style-name="P25">-공개일</text:p>
        </text:list-item>
        <text:list-item>
          <text:p text:style-name="P25">-라이브스트리밍?</text:p>
        </text:list-item>
        <text:list-item>
          <text:p text:style-name="P25">-카운트(누계)</text:p>
        </text:list-item>
      </text:list>
      <text:p text:style-name="P15">커스텀 속성</text:p>
      <text:list xml:id="list8475086896650111795" text:style-name="L3">
        <text:list-item>
          <text:p text:style-name="P26">-유저 타입</text:p>
          <text:list>
            <text:list-item>
              <text:p text:style-name="P26">-개인</text:p>
              <text:list>
                <text:list-item>
                  <text:p text:style-name="P26">-일반인</text:p>
                </text:list-item>
                <text:list-item>
                  <text:p text:style-name="P26">-연구원</text:p>
                </text:list-item>
                <text:list-item>
                  <text:p text:style-name="P26">-전문가</text:p>
                </text:list-item>
                <text:list-item>
                  <text:p text:style-name="P26">-저널리스트</text:p>
                </text:list-item>
                <text:list-item>
                  <text:p text:style-name="P26">-기타</text:p>
                </text:list-item>
              </text:list>
            </text:list-item>
            <text:list-item>
              <text:p text:style-name="P26">-조직</text:p>
              <text:list>
                <text:list-item>
                  <text:p text:style-name="P26">-연구기관</text:p>
                </text:list-item>
                <text:list-item>
                  <text:p text:style-name="P26">-펀드</text:p>
                </text:list-item>
                <text:list-item>
                  <text:p text:style-name="P26">-시민 조직</text:p>
                </text:list-item>
                <text:list-item>
                  <text:p text:style-name="P26">-정부기관</text:p>
                </text:list-item>
                <text:list-item>
                  <text:p text:style-name="P26">-비즈니스</text:p>
                </text:list-item>
                <text:list-item>
                  <text:p text:style-name="P26">-미디어</text:p>
                </text:list-item>
                <text:list-item>
                  <text:p text:style-name="P26">-저널/출판</text:p>
                </text:list-item>
                <text:list-item>
                  <text:p text:style-name="P26">-기타</text:p>
                </text:list-item>
              </text:list>
            </text:list-item>
            <text:list-item>
              <text:p text:style-name="P26">-기타</text:p>
            </text:list-item>
          </text:list>
        </text:list-item>
        <text:list-item>
          <text:p text:style-name="P27">내용</text:p>
          <text:list>
            <text:list-item>
              <text:p text:style-name="P27">논문 해설</text:p>
              <text:list>
                <text:list-item>
                  <text:p text:style-name="P27"><text:soft-page-break/>대상 논문 수:단수/복수</text:p>
                </text:list-item>
                <text:list-item>
                  <text:p text:style-name="P27">해설 강도:집중/간단</text:p>
                </text:list-item>
              </text:list>
            </text:list-item>
            <text:list-item>
              <text:p text:style-name="P27">대화/인터뷰</text:p>
            </text:list-item>
            <text:list-item>
              <text:p text:style-name="P27">일상</text:p>
            </text:list-item>
          </text:list>
        </text:list-item>
        <text:list-item>
          <text:p text:style-name="P27">커뮤니케이션</text:p>
          <text:list>
            <text:list-item>
              <text:p text:style-name="P27">코멘트</text:p>
              <text:list>
                <text:list-item>
                  <text:p text:style-name="P27">→ 유저 타입 통계</text:p>
                  <text:list>
                    <text:list-item>
                      <text:p text:style-name="P27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27"/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172713296660757859" text:style-name="L4">
        <text:list-item>
          <text:p text:style-name="P28">()논문 데이서셋 대상 언급 비디오</text:p>
        </text:list-item>
        <text:list-item>
          <text:p text:style-name="P28">언급(혹은 집중 해설)비디오 대상 논문의 (같은 분야)전후 논문 <text:span text:style-name="T6">url취득</text:span></text:p>
        </text:list-item>
        <text:list-item>
          <text:p text:style-name="P23">url로 유튜브 전체 검색</text:p>
          <text:list>
            <text:list-item>
              <text:p text:style-name="P23">존재→ 그 이전(다음) 논문으로 시도</text:p>
            </text:list-item>
            <text:list-item>
              <text:p text:style-name="P23">비존재→ 논문 채택</text:p>
            </text:list-item>
          </text:list>
        </text:list-item>
        <text:list-item>
          <text:p text:style-name="P23">논문에 대해 altmetric twitter수집</text:p>
        </text:list-item>
        <text:list-item>
          <text:p text:style-name="P23">비디오 유 그룹과 무 그룹 간 트윗 통계 비교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19T20:43:11.721040967</dc:date>
    <meta:editing-duration>PT9H19M2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4" meta:paragraph-count="135" meta:word-count="1739" meta:character-count="2542" meta:non-whitespace-character-count="2130"/>
  </office:meta>
</office:document-meta>
</file>